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RODRIGUEZ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777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LON CORREA, FIORELA CHRISTI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7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1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77</text:p>
          </table:table-cell>
          <table:table-cell table:style-name="Tableau1.D2" office:value-type="string">
            <text:p text:style-name="P12">7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.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AVIPOLLO 58 - MARIA CARRASCO 26 DE TRU - LIM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5:19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